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robe 1</text:p>
          </table:table-cell>
          <table:table-cell office:value-type="string" calcext:value-type="string">
            <text:p>Probe 2</text:p>
          </table:table-cell>
          <table:table-cell office:value-type="string" calcext:value-type="string">
            <text:p>Probe 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Prob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2</text:p>
          </table:table-cell>
          <table:table-cell office:value-type="string" calcext:value-type="string">
            <text:p>s1</text:p>
          </table:table-cell>
        </table:table-row>
        <table:table-row table:style-name="ro1">
          <table:table-cell table:formula="of:=2.3/1000" office:value-type="float" office:value="0.0023" calcext:value-type="float">
            <text:p>0,0023</text:p>
          </table:table-cell>
          <table:table-cell table:formula="of:=5/1000" office:value-type="float" office:value="0.005" calcext:value-type="float">
            <text:p>0,005</text:p>
          </table:table-cell>
          <table:table-cell table:formula="of:=5/1000" office:value-type="float" office:value="0.005" calcext:value-type="float">
            <text:p>0,005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formula="of:=0.0001926975" office:value-type="float" office:value="0.0001926975" calcext:value-type="float">
            <text:p>0,0001926975</text:p>
          </table:table-cell>
          <table:table-cell table:formula="of:=0.0002583357" office:value-type="float" office:value="0.0002583357" calcext:value-type="float">
            <text:p>0,0002583357</text:p>
          </table:table-cell>
          <table:table-cell table:style-name="ce2" table:formula="of:=0.001393" office:value-type="float" office:value="0.001393" calcext:value-type="float">
            <text:p>0,001393</text:p>
          </table:table-cell>
          <table:table-cell/>
          <table:table-cell table:formula="of:=SQRT(([.I6]-[.H6])/([.F19]*[.K8]*(1-[.K8])))" office:value-type="float" office:value="1" calcext:value-type="float">
            <text:p>1</text:p>
          </table:table-cell>
          <table:table-cell table:formula="of:=SQRT(([.H6]-[.G6])/([.F19]*[.L8]*(1-[.L8])))" office:value-type="float" office:value="0.671276489946406" calcext:value-type="float">
            <text:p>0,671276489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 R </text:p>
          </table:table-cell>
          <table:table-cell table:style-name="ce2" table:formula="of:=3.7565*10^(-7)" office:value-type="float" office:value="0.00000037565" calcext:value-type="float">
            <text:p>3,7565E-07</text:p>
          </table:table-cell>
          <table:table-cell table:style-name="ce2" table:formula="of:=2.9528*10^(-7)" office:value-type="float" office:value="0.00000029528" calcext:value-type="float">
            <text:p>2,9528E-07</text:p>
          </table:table-cell>
          <table:table-cell table:style-name="ce2" table:formula="of:=3.1288*10^(-7)" office:value-type="float" office:value="0.00000031288" calcext:value-type="float">
            <text:p>3,1288E-07</text:p>
          </table:table-cell>
          <table:table-cell/>
          <table:table-cell office:value-type="string" calcext:value-type="string">
            <text:p>ds2</text:p>
          </table:table-cell>
          <table:table-cell office:value-type="string" calcext:value-type="string">
            <text:p>ds1</text:p>
          </table:table-cell>
        </table:table-row>
        <table:table-row table:style-name="ro1">
          <table:table-cell table:number-columns-repeated="3" office:value-type="string" calcext:value-type="string">
            <text:p>d b</text:p>
          </table:table-cell>
          <table:table-cell table:number-columns-repeated="2"/>
          <table:table-cell office:value-type="string" calcext:value-type="string">
            <text:p>rho</text:p>
          </table:table-cell>
          <table:table-cell table:formula="of:=[.G4]*[.$A$24]/[.$A$18]" office:value-type="float" office:value="0.0000000256425316071429" calcext:value-type="float">
            <text:p>2,56425316071429E-08</text:p>
          </table:table-cell>
          <table:table-cell table:formula="of:=[.H4]*[.$B$24]/[.$B$18]" office:value-type="float" office:value="0.00000008072990625" calcext:value-type="float">
            <text:p>8,072990625E-08</text:p>
          </table:table-cell>
          <table:table-cell table:style-name="ce1" table:formula="of:=[.I4]*[.$C$24]/[.$C$18]" office:value-type="float" office:value="0.00000020298" calcext:value-type="float">
            <text:p>2,03E-07</text:p>
          </table:table-cell>
          <table:table-cell/>
          <table:table-cell table:formula="of:=SQRT(([.I7]^2+[.H7]^2)/([.F19]*0.25*0.75)+(([.I7]-[.H7])*[.F21]^2)/([.F19]^3*0.25*0.75))" office:value-type="float" office:value="0.0636826996997064" calcext:value-type="float">
            <text:p>0,0636826997</text:p>
          </table:table-cell>
          <table:table-cell table:formula="of:=SQRT(([.H7]^2+[.G7]^2)/([.F19]*0.25*0.75)+(([.H7]-[.G7])*[.F21]^2)/([.F19]^3*0.25*0.75))" office:value-type="float" office:value="0.045076834934317" calcext:value-type="float">
            <text:p>0,0450768349</text:p>
          </table:table-cell>
        </table:table-row>
        <table:table-row table:style-name="ro1">
          <table:table-cell table:formula="of:=0.1/1000" office:value-type="float" office:value="0.0001" calcext:value-type="float">
            <text:p>0,0001</text:p>
          </table:table-cell>
          <table:table-cell table:formula="of:=0.1/1000" office:value-type="float" office:value="0.0001" calcext:value-type="float">
            <text:p>0,0001</text:p>
          </table:table-cell>
          <table:table-cell table:formula="of:=0.1/1000" office:value-type="float" office:value="0.0001" calcext:value-type="float">
            <text:p>0,0001</text:p>
          </table:table-cell>
          <table:table-cell table:number-columns-repeated="2"/>
          <table:table-cell office:value-type="string" calcext:value-type="string">
            <text:p>d rho</text:p>
          </table:table-cell>
          <table:table-cell table:formula="of:=[.G6]*SQRT(([.$A$27]/[.$A$24])^2+([.G5]/[.G4])^2+([.$A$21]/[.$A$18])^2)" office:value-type="float" office:value="0.00000000133437393510081" calcext:value-type="float">
            <text:p>1,33437393510081E-09</text:p>
          </table:table-cell>
          <table:table-cell table:formula="of:=[.H6]*SQRT(([.$B$27]/[.$B$24])^2+([.H5]/[.H4])^2+([.$B$21]/[.$B$18])^2)" office:value-type="float" office:value="0.0000000052083657598161" calcext:value-type="float">
            <text:p>5,2083657598161E-09</text:p>
          </table:table-cell>
          <table:table-cell table:formula="of:=[.I6]*SQRT(([.$C$27]/[.$C$24])^2+([.I5]/[.I4])^2+([.$C$21]/[.$C$18])^2)" office:value-type="float" office:value="0.0000000129404162856483" calcext:value-type="float">
            <text:p>1,29404162856483E-08</text:p>
          </table:table-cell>
          <table:table-cell/>
          <table:table-cell table:number-columns-repeated="2" office:value-type="string" calcext:value-type="string">
            <text:p>konz</text:p>
          </table:table-cell>
        </table:table-row>
        <table:table-row table:style-name="ro1">
          <table:table-cell table:number-columns-repeated="10"/>
          <table:table-cell table:formula="of:=1/4" office:value-type="float" office:value="0.25" calcext:value-type="float">
            <text:p>0,25</text:p>
          </table:table-cell>
          <table:table-cell table:formula="of:=1/4" office:value-type="float" office:value="0.25" calcext:value-type="float">
            <text:p>0,2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string" calcext:value-type="string">
            <text:p>d</text:p>
          </table:table-cell>
          <table:table-cell table:number-columns-repeated="9"/>
        </table:table-row>
        <table:table-row table:style-name="ro1">
          <table:table-cell table:formula="of:=0.405/1000" office:value-type="float" office:value="0.000405" calcext:value-type="float">
            <text:p>0,000405</text:p>
          </table:table-cell>
          <table:table-cell table:formula="of:=0.25/1000" office:value-type="float" office:value="0.00025" calcext:value-type="float">
            <text:p>0,00025</text:p>
          </table:table-cell>
          <table:table-cell table:formula="of:=0.204/1000" office:value-type="float" office:value="0.000204" calcext:value-type="float">
            <text:p>0,00020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string" calcext:value-type="string">
            <text:p>d d</text:p>
          </table:table-cell>
          <table:table-cell table:number-columns-repeated="7"/>
          <table:table-cell table:number-columns-repeated="2" office:value-type="string" calcext:value-type="string">
            <text:p>ds2</text:p>
          </table:table-cell>
        </table:table-row>
        <table:table-row table:style-name="ro1">
          <table:table-cell table:formula="of:=0.01/1000" office:value-type="float" office:value="0.00001" calcext:value-type="float">
            <text:p>0,00001</text:p>
          </table:table-cell>
          <table:table-cell table:formula="of:=0.014/1000" office:value-type="float" office:value="0.000014" calcext:value-type="float">
            <text:p>0,000014</text:p>
          </table:table-cell>
          <table:table-cell table:formula="of:=0.012/1000" office:value-type="float" office:value="0.000012" calcext:value-type="float">
            <text:p>0,000012</text:p>
          </table:table-cell>
          <table:table-cell table:number-columns-repeated="7"/>
          <table:table-cell table:formula="of:=SQRT(1/4*([.B24]*[.K8]*(1-[.K8])*([.I6]-[.H6]))^(-1)*(([.I7])^2+([.H7])^2)+([.I6]-[.H6])/([.B24]^3*[.K8]*(1-[.K8]))*([.B27])^2)" office:value-type="float" office:value="0.0595160248482802" calcext:value-type="float">
            <text:p>0,0595160248</text:p>
          </table:table-cell>
          <table:table-cell table:formula="of:=SQRT(1/4*([.C24]*[.L8]*(1-[.L8])*([.I6]-[.G6]))^(-1)*(([.I7])^2+([.G7])^2)+([.I6]-[.G6])/([.C24]^3*[.L8]*(1-[.L8]))*([.C27])^2)" office:value-type="float" office:value="0.0694756065421813" calcext:value-type="float">
            <text:p>0,069475606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 office:value-type="string" calcext:value-type="string">
            <text:p>l</text:p>
          </table:table-cell>
          <table:table-cell table:number-columns-repeated="9"/>
        </table:table-row>
        <table:table-row table:style-name="ro1">
          <table:table-cell table:formula="of:=7/1000" office:value-type="float" office:value="0.007" calcext:value-type="float">
            <text:p>0,007</text:p>
          </table:table-cell>
          <table:table-cell table:formula="of:=4/1000" office:value-type="float" office:value="0.004" calcext:value-type="float">
            <text:p>0,004</text:p>
          </table:table-cell>
          <table:table-cell table:formula="of:=7/1000" office:value-type="float" office:value="0.007" calcext:value-type="float">
            <text:p>0,007</text:p>
          </table:table-cell>
          <table:table-cell table:number-columns-repeated="2"/>
          <table:table-cell office:value-type="string" calcext:value-type="string">
            <text:p>Materialkonstante mit S=1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" table:formula="of:=([.I6]-[.H6])/(0.25*0.75)" office:value-type="float" office:value="0.0000006520005" calcext:value-type="float">
            <text:p>6,52E-07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d l</text:p>
          </table:table-cell>
          <table:table-cell table:number-columns-repeated="2"/>
          <table:table-cell office:value-type="string" calcext:value-type="string">
            <text:p>dMaterialkonstante</text:p>
          </table:table-cell>
          <table:table-cell table:number-columns-repeated="6"/>
        </table:table-row>
        <table:table-row table:style-name="ro1">
          <table:table-cell table:formula="of:=0.1/1000" office:value-type="float" office:value="0.0001" calcext:value-type="float">
            <text:p>0,0001</text:p>
          </table:table-cell>
          <table:table-cell table:formula="of:=0.1/1000" office:value-type="float" office:value="0.0001" calcext:value-type="float">
            <text:p>0,0001</text:p>
          </table:table-cell>
          <table:table-cell table:formula="of:=0.1/1000" office:value-type="float" office:value="0.0001" calcext:value-type="float">
            <text:p>0,0001</text:p>
          </table:table-cell>
          <table:table-cell table:number-columns-repeated="2"/>
          <table:table-cell table:formula="of:=SQRT([.I7]^2+[.H7]^2)/([.L4]^2*0.25*0.75)" office:value-type="float" office:value="0.0000001650998081049" calcext:value-type="float">
            <text:p>1,650998081049E-0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table:formula="of:=[.A4]*[.A11]" office:value-type="float" office:value="0.0000009315" calcext:value-type="float">
            <text:p>9,315E-07</text:p>
          </table:table-cell>
          <table:table-cell table:formula="of:=[.B4]*[.B11]" office:value-type="float" office:value="0.00000125" calcext:value-type="float">
            <text:p>0,00000125</text:p>
          </table:table-cell>
          <table:table-cell table:formula="of:=[.C4]*[.C11]" office:value-type="float" office:value="0.00000102" calcext:value-type="float">
            <text:p>0,0000010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 office:value-type="string" calcext:value-type="string">
            <text:p>d A</text:p>
          </table:table-cell>
          <table:table-cell table:number-columns-repeated="9"/>
        </table:table-row>
        <table:table-row table:style-name="ro1">
          <table:table-cell table:formula="of:=SQRT(([.A11]*[.A7])^2+([.A4]*[.A14])^2)" office:value-type="float" office:value="0.0000000465752079973885" calcext:value-type="float">
            <text:p>4,65752079973885E-08</text:p>
          </table:table-cell>
          <table:table-cell table:formula="of:=SQRT(([.B11]*[.B7])^2+([.B4]*[.B14])^2)" office:value-type="float" office:value="0.0000000743303437365925" calcext:value-type="float">
            <text:p>7,43303437365925E-08</text:p>
          </table:table-cell>
          <table:table-cell table:formula="of:=SQRT(([.C11]*[.C7])^2+([.C4]*[.C14])^2)" office:value-type="float" office:value="0.0000000633731804472523" calcext:value-type="float">
            <text:p>6,33731804472523E-08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QRT(([.I6]-[.H6])/([.F19]*0.25*0.75)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dS</text:p>
          </table:table-cell>
          <table:table-cell table:number-columns-repeated="6"/>
        </table:table-row>
        <table:table-row table:style-name="ro1">
          <table:table-cell table:number-columns-repeated="3" office:value-type="string" calcext:value-type="string">
            <text:p>A in mm^2</text:p>
          </table:table-cell>
          <table:table-cell table:number-columns-repeated="9"/>
        </table:table-row>
        <table:table-row table:style-name="ro1">
          <table:table-cell table:formula="of:=[.A24]*10^6" office:value-type="float" office:value="0.9315" calcext:value-type="float">
            <text:p>0,9315</text:p>
          </table:table-cell>
          <table:table-cell table:formula="of:=[.B24]*10^6" office:value-type="float" office:value="1.25" calcext:value-type="float">
            <text:p>1,25</text:p>
          </table:table-cell>
          <table:table-cell table:formula="of:=[.C24]*10^6" office:value-type="float" office:value="1.02" calcext:value-type="float">
            <text:p>1,02</text:p>
          </table:table-cell>
          <table:table-cell table:number-columns-repeated="9"/>
        </table:table-row>
        <table:table-row table:style-name="ro1">
          <table:table-cell table:formula="of:=[.A27]*10^6" office:value-type="float" office:value="0.0465752079973885" calcext:value-type="float">
            <text:p>0,046575208</text:p>
          </table:table-cell>
          <table:table-cell table:formula="of:=[.B27]*10^6" office:value-type="float" office:value="0.0743303437365925" calcext:value-type="float">
            <text:p>0,0743303437</text:p>
          </table:table-cell>
          <table:table-cell table:formula="of:=[.C27]*10^6" office:value-type="float" office:value="0.0633731804472523" calcext:value-type="float">
            <text:p>0,063373180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 style:data-style-name="N2" text:time-value="23:11:51.6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shi Nishida</meta:initial-creator>
    <meta:creation-date>2016-04-25T16:29:06.644643886</meta:creation-date>
    <dc:date>2016-09-18T23:20:37.251000000</dc:date>
    <meta:editing-duration>PT3H56M18S</meta:editing-duration>
    <meta:editing-cycles>62</meta:editing-cycles>
    <meta:generator>LibreOffice/5.0.4.2$Windows_x86 LibreOffice_project/2b9802c1994aa0b7dc6079e128979269cf95bc78</meta:generator>
    <meta:document-statistic meta:table-count="1" meta:cell-count="104" meta:object-count="0"/>
    <meta:user-defined meta:name="qrichtext">1</meta:user-defined>
  </office:meta>
</office:document-meta>
</file>